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2">
      <style:paragraph-properties fo:margin-top="0.106cm" fo:margin-bottom="0cm" style:contextual-spacing="true" fo:line-height="100%"/>
    </style:style>
    <style:style style:name="P3" style:family="paragraph" style:parent-style-name="List_20_Paragraph" style:list-style-name="WWNum1">
      <style:paragraph-properties fo:margin-top="0.106cm" fo:margin-bottom="0cm" style:contextual-spacing="tru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.106cm" fo:margin-bottom="0cm" style:contextual-spacing="false" fo:line-height="100%"/>
    </style:style>
    <style:style style:name="P6" style:family="paragraph" style:parent-style-name="Standard">
      <style:paragraph-properties fo:margin-top="0.106cm" fo:margin-bottom="0cm" style:contextual-spacing="false" fo:line-height="100%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 2" style:font-name-asian="Wingdings 21" style:font-name-complex="Wingdings 21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55cbc"/>
    </style:style>
    <style:style style:name="T6" style:family="text">
      <style:text-properties officeooo:rsid="0015b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iche synthèse BE Graphes</text:span></text:p>
      <text:p text:style-name="P4"/>
      <text:p text:style-name="P5"><text:span text:style-name="T2">Nom(s) et Prénom(s) : </text:span></text:p>
      <text:p text:style-name="P5"><text:span text:style-name="T5">Aurélien Anglade et Igor Bezmaternykh</text:span></text:p>
      <text:p text:style-name="P5"><text:span text:style-name="T2">Groupe </text:span>: <text:span text:style-name="T5">3MIC-E</text:span></text:p>
      <text:p text:style-name="P5"><text:span text:style-name="T2">Lien git : </text:span><text:a xlink:type="simple" xlink:href="https://github.com/Igor-Bzk/be-graphes" text:style-name="Internet_20_link" text:visited-style-name="Visited_20_Internet_20_Link"><text:span text:style-name="T2">https://github.com/Igor-Bzk/be-graphes</text:span></text:a></text:p>
      <text:p text:style-name="P6"/>
      <text:p text:style-name="P5"><text:span text:style-name="T2">1/ Premier diagramme de classes</text:span></text:p>
      <text:list xml:id="list150818164" text:style-name="WWNum2">
        <text:list-item>
          <text:p text:style-name="P2">A fournir ici</text:p>
        </text:list-item>
      </text:list>
      <text:p text:style-name="P5"/>
      <text:p text:style-name="P5"><text:span text:style-name="T2">2/ Chemins</text:span></text:p>
      <text:list xml:id="list2610664045" text:style-name="WWNum1">
        <text:list-item>
          <text:p text:style-name="P3">Fonctions implémentées<text:tab/><text:tab/>oui <text:span text:style-name="T3">☑</text:span><text:tab/>non <text:span text:style-name="T3"></text:span></text:p>
        </text:list-item>
        <text:list-item>
          <text:p text:style-name="P3">Tests vérifiés<text:tab/><text:tab/><text:tab/><text:tab/>oui <text:span text:style-name="T3">☑</text:span><text:tab/>non <text:span text:style-name="T3"></text:span></text:p>
        </text:list-item>
      </text:list>
      <text:p text:style-name="P5"><text:span text:style-name="T2">3/ Tas</text:span></text:p>
      <text:list xml:id="list161649327565609" text:continue-numbering="true" text:style-name="WWNum1">
        <text:list-item>
          <text:p text:style-name="P3">Fonction remove implémentée<text:tab/><text:tab/>oui <text:span text:style-name="T3">☑</text:span><text:tab/>non <text:span text:style-name="T3"></text:span></text:p>
        </text:list-item>
        <text:list-item>
          <text:p text:style-name="P3">Tests vérifiés : <text:tab/><text:tab/><text:tab/><text:tab/>oui <text:span text:style-name="T3">☑</text:span><text:tab/>non <text:span text:style-name="T3"></text:span></text:p>
        </text:list-item>
      </text:list>
      <text:p text:style-name="P5">Commentaires : 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<text:span text:style-name="T2">4/ Deuxième diagramme de classes </text:span></text:p>
      <text:list xml:id="list161649020531040" text:continue-list="list150818164" text:style-name="WWNum2">
        <text:list-item>
          <text:p text:style-name="P2">A fournir ici</text:p>
        </text:list-item>
      </text:list>
      <text:p text:style-name="P5"/>
      <text:p text:style-name="P5"><text:span text:style-name="T2">5/ Algorithme de Dijkstra</text:span></text:p>
      <text:list xml:id="list161648219865699" text:continue-list="list161649327565609" text:style-name="WWNum1">
        <text:list-item>
          <text:p text:style-name="P3">Labels implémentés<text:tab/><text:tab/><text:tab/>oui <text:span text:style-name="T3">☑</text:span><text:tab/>non <text:span text:style-name="T3"></text:span></text:p>
        </text:list-item>
        <text:list-item>
          <text:p text:style-name="P3">Algorithme implémenté</text:p>
          <text:list>
            <text:list-item>
              <text:p text:style-name="P3">Plus court chemin en distance et en temps<text:tab/><text:tab/>oui <text:span text:style-name="T3">☑</text:span><text:tab/>non <text:span text:style-name="T3"></text:span></text:p>
            </text:list-item>
          </text:list>
        </text:list-item>
        <text:list-item>
          <text:p text:style-name="P3">Visualisation du déroulement de l’algorithme : <text:tab/><text:tab/><text:tab/>oui <text:span text:style-name="T3">☑</text:span><text:tab/>non <text:span text:style-name="T3"></text:span></text:p>
        </text:list-item>
        <text:list-item>
          <text:p text:style-name="P3">Tests de validité implémentés<text:tab/><text:tab/>oui <text:span text:style-name="T3">☑</text:span><text:tab/>non <text:span text:style-name="T3"></text:span><text:tab/><text:tab/>et vérifiés <text:tab/>oui <text:span text:style-name="T3">☑</text:span><text:tab/>non <text:span text:style-name="T3"></text:span></text:p>
        </text:list-item>
        <text:list-item>
          <text:p text:style-name="P3">Tests d’optimalité implémentés <text:tab/>oui <text:span text:style-name="T3">☑</text:span><text:tab/>non <text:span text:style-name="T3"></text:span><text:tab/><text:tab/>et vérifiés <text:tab/>oui <text:span text:style-name="T3">☑</text:span><text:tab/>non <text:span text:style-name="T3"></text:span></text:p>
        </text:list-item>
      </text:list>
      <text:p text:style-name="P5">Commentaires : 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<text:span text:style-name="T2">6/ Algorithme AStar</text:span></text:p>
      <text:list xml:id="list161648848230316" text:continue-numbering="true" text:style-name="WWNum1">
        <text:list-item>
          <text:p text:style-name="P3">Labels « Star » implémentés<text:tab/><text:tab/>oui <text:span text:style-name="T3">☑</text:span><text:tab/>non <text:span text:style-name="T3"></text:span></text:p>
        </text:list-item>
        <text:list-item>
          <text:p text:style-name="P3">Algorithme implémenté</text:p>
          <text:list>
            <text:list-item>
              <text:p text:style-name="P3">Plus court chemin en distance et en temps<text:tab/><text:tab/>oui <text:span text:style-name="T3">☑</text:span><text:tab/>non <text:span text:style-name="T3"></text:span></text:p>
            </text:list-item>
          </text:list>
        </text:list-item>
        <text:list-item>
          <text:p text:style-name="P3">Visualisation du déroulement de l’algorithme : <text:tab/><text:tab/><text:tab/>oui <text:span text:style-name="T3">☑</text:span><text:tab/>non <text:span text:style-name="T3"></text:span></text:p>
        </text:list-item>
        <text:list-item>
          <text:p text:style-name="P3">Tests de validité implémentés<text:tab/><text:tab/>oui <text:span text:style-name="T3">☑</text:span><text:tab/>non <text:span text:style-name="T3"></text:span><text:tab/><text:tab/>et vérifiés <text:tab/>oui <text:span text:style-name="T3">☑</text:span><text:tab/>non <text:span text:style-name="T3"></text:span></text:p>
        </text:list-item>
        <text:list-item>
          <text:p text:style-name="P3">Tests d’optimalité implémentés <text:tab/>oui <text:span text:style-name="T3">☑</text:span><text:tab/>non <text:span text:style-name="T3"></text:span><text:tab/><text:tab/>et vérifiés <text:tab/>oui <text:span text:style-name="T3">☑</text:span><text:tab/>non <text:span text:style-name="T3"></text:span></text:p>
        </text:list-item>
      </text:list>
      <text:p text:style-name="P5">Commentaires : </text:p>
      <text:p text:style-name="P5"><text:soft-page-break/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-José Huguet</meta:initial-creator>
    <meta:editing-cycles>6</meta:editing-cycles>
    <meta:creation-date>2023-05-01T13:18:00</meta:creation-date>
    <dc:date>2024-05-15T16:13:07.602115879</dc:date>
    <meta:editing-duration>PT7H42M52S</meta:editing-duration>
    <meta:generator>LibreOffice/7.3.7.2$Linux_X86_64 LibreOffice_project/30$Build-2</meta:generator>
    <meta:document-statistic meta:table-count="0" meta:image-count="0" meta:object-count="0" meta:page-count="2" meta:paragraph-count="49" meta:word-count="231" meta:character-count="2255" meta:non-whitespace-character-count="2054"/>
    <meta:user-defined meta:name="AppVersion">16.0000</meta:user-defined>
    <meta:user-defined meta:name="Company">LAAS-CNRS</meta:user-defined>
    <meta:template xlink:type="simple" xlink:actuate="onRequest" xlink:title="Normal.dotm" xlink:href=""/>
  </office:meta>
</office:document-meta>
</file>